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320A9C6373E.jpg"/>
  <manifest:file-entry manifest:media-type="image/jpeg" manifest:full-path="Pictures/10000000000000D5000000EC7CD57F79.jpg"/>
  <manifest:file-entry manifest:media-type="image/jpeg" manifest:full-path="Pictures/10000000000004B0000004B06888D146.jpg"/>
  <manifest:file-entry manifest:media-type="image/jpeg" manifest:full-path="Pictures/1000000000000400000004004A786F4A.jpg"/>
  <manifest:file-entry manifest:media-type="image/jpeg" manifest:full-path="Pictures/100000000000079D000008708B9F794B.jpg"/>
  <manifest:file-entry manifest:media-type="image/png" manifest:full-path="Pictures/10000201000007D0000007D0D5FDEC27.png"/>
  <manifest:file-entry manifest:media-type="image/jpeg" manifest:full-path="Pictures/10000000000000CE0000010481F4D1BB.jpg"/>
  <manifest:file-entry manifest:media-type="image/jpeg" manifest:full-path="Pictures/100000000000019000000190E71F2587.jpg"/>
  <manifest:file-entry manifest:media-type="image/jpeg" manifest:full-path="Pictures/10000000000001F4000001684D935C87.jpg"/>
  <manifest:file-entry manifest:media-type="image/jpeg" manifest:full-path="Pictures/10000000000000C8000000C89020D98D.jpg"/>
  <manifest:file-entry manifest:media-type="image/jpeg" manifest:full-path="Pictures/10000000000001900000019003D1A30C.jpg"/>
  <manifest:file-entry manifest:media-type="image/jpeg" manifest:full-path="Pictures/100000000000021C0000012FF409CB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3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998" table:default-cell-style-name="ce1"/>
        <table:table-row table:style-name="ro1">
          <table:table-cell office:value-type="string">
            <text:p>Hauptrunde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>
            <text:p>1</text:p>
          </table:table-cell>
          <table:table-cell>
            <draw:frame table:end-cell-address="Sheet1.D3" table:end-x="0.058cm" table:end-y="0.515cm" draw:z-index="154" draw:name="Grafik 4" draw:style-name="gr1" draw:text-style-name="P1" svg:width="0.5cm" svg:height="0.5cm" svg:x="0.107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E3" table:end-x="0.057cm" table:end-y="0.315cm" draw:z-index="1" draw:name="Grafik 1" draw:style-name="gr1" draw:text-style-name="P1" svg:width="0.5cm" svg:height="0.3cm" svg:x="0.105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F3" table:end-x="0.055cm" table:end-y="0.315cm" draw:z-index="3" draw:name="Grafik 1" draw:style-name="gr1" draw:text-style-name="P1" svg:width="0.5cm" svg:height="0.3cm" svg:x="0.103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G3" table:end-x="0.054cm" table:end-y="0.315cm" draw:z-index="2" draw:name="Grafik 1" draw:style-name="gr1" draw:text-style-name="P1" svg:width="0.5cm" svg:height="0.3cm" svg:x="0.102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052cm" table:end-y="0.315cm" draw:z-index="4" draw:name="Grafik 1" draw:style-name="gr1" draw:text-style-name="P1" svg:width="0.5cm" svg:height="0.3cm" svg:x="0.101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051cm" table:end-y="0.315cm" draw:z-index="5" draw:name="Grafik 1" draw:style-name="gr1" draw:text-style-name="P1" svg:width="0.5cm" svg:height="0.3cm" svg:x="0.099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J3" table:end-x="0.049cm" table:end-y="0.315cm" draw:z-index="6" draw:name="Grafik 1" draw:style-name="gr1" draw:text-style-name="P1" svg:width="0.5cm" svg:height="0.3cm" svg:x="0.097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K3" table:end-x="0.048cm" table:end-y="0.315cm" draw:z-index="7" draw:name="Grafik 1" draw:style-name="gr1" draw:text-style-name="P1" svg:width="0.5cm" svg:height="0.3cm" svg:x="0.096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L3" table:end-x="0.046cm" table:end-y="0.315cm" draw:z-index="8" draw:name="Grafik 1" draw:style-name="gr1" draw:text-style-name="P1" svg:width="0.5cm" svg:height="0.3cm" svg:x="0.095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M3" table:end-x="0.044cm" table:end-y="0.315cm" draw:z-index="9" draw:name="Grafik 1" draw:style-name="gr1" draw:text-style-name="P1" svg:width="0.5cm" svg:height="0.3cm" svg:x="0.092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N3" table:end-x="0.043cm" table:end-y="0.315cm" draw:z-index="10" draw:name="Grafik 1" draw:style-name="gr1" draw:text-style-name="P1" svg:width="0.5cm" svg:height="0.3cm" svg:x="0.091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041cm" table:end-y="0.315cm" draw:z-index="11" draw:name="Grafik 1" draw:style-name="gr1" draw:text-style-name="P1" svg:width="0.5cm" svg:height="0.3cm" svg:x="0.09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P3" table:end-x="0.04cm" table:end-y="0.315cm" draw:z-index="12" draw:name="Grafik 1" draw:style-name="gr1" draw:text-style-name="P1" svg:width="0.5cm" svg:height="0.3cm" svg:x="0.088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038cm" table:end-y="0.315cm" draw:z-index="13" draw:name="Grafik 1" draw:style-name="gr1" draw:text-style-name="P1" svg:width="0.5cm" svg:height="0.3cm" svg:x="0.086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037cm" table:end-y="0.315cm" draw:z-index="14" draw:name="Grafik 1" draw:style-name="gr1" draw:text-style-name="P1" svg:width="0.5cm" svg:height="0.3cm" svg:x="0.085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035cm" table:end-y="0.315cm" draw:z-index="15" draw:name="Grafik 1" draw:style-name="gr1" draw:text-style-name="P1" svg:width="0.5cm" svg:height="0.3cm" svg:x="0.084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033cm" table:end-y="0.315cm" draw:z-index="16" draw:name="Grafik 1" draw:style-name="gr1" draw:text-style-name="P1" svg:width="0.5cm" svg:height="0.3cm" svg:x="0.081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032cm" table:end-y="0.315cm" draw:z-index="17" draw:name="Grafik 1" draw:style-name="gr1" draw:text-style-name="P1" svg:width="0.5cm" svg:height="0.3cm" svg:x="0.08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03cm" table:end-y="0.315cm" draw:z-index="18" draw:name="Grafik 1" draw:style-name="gr1" draw:text-style-name="P1" svg:width="0.5cm" svg:height="0.3cm" svg:x="0.079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028cm" table:end-y="0.315cm" draw:z-index="19" draw:name="Grafik 1" draw:style-name="gr1" draw:text-style-name="P1" svg:width="0.5cm" svg:height="0.3cm" svg:x="0.076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027cm" table:end-y="0.315cm" draw:z-index="20" draw:name="Grafik 1" draw:style-name="gr1" draw:text-style-name="P1" svg:width="0.5cm" svg:height="0.3cm" svg:x="0.075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Y3" table:end-x="0.026cm" table:end-y="0.315cm" draw:z-index="21" draw:name="Grafik 1" draw:style-name="gr1" draw:text-style-name="P1" svg:width="0.5cm" svg:height="0.3cm" svg:x="0.074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 office:value-type="string">
            <text:p>51:18</text:p>
          </table:table-cell>
          <table:table-cell office:value-type="float" office:value="55">
            <text:p>5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>
            <text:p>2</text:p>
          </table:table-cell>
          <table:table-cell>
            <draw:frame table:end-cell-address="Sheet1.D4" table:end-x="0.058cm" table:end-y="0.315cm" draw:z-index="0" draw:name="Grafik 1" draw:style-name="gr1" draw:text-style-name="P1" svg:width="0.5cm" svg:height="0.3cm" svg:x="0.107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E4" table:end-x="0.057cm" table:end-y="0.365cm" draw:z-index="45" draw:name="Grafik 2" draw:style-name="gr1" draw:text-style-name="P1" svg:width="0.5cm" svg:height="0.35cm" svg:x="0.105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F4" table:end-x="0.055cm" table:end-y="0.515cm" draw:z-index="112" draw:name="Grafik 10" draw:style-name="gr1" draw:text-style-name="P1" svg:width="0.5cm" svg:height="0.5cm" svg:x="0.103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G4" table:end-x="0.054cm" table:end-y="0.515cm" draw:z-index="113" draw:name="Grafik 10" draw:style-name="gr1" draw:text-style-name="P1" svg:width="0.5cm" svg:height="0.5cm" svg:x="0.102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H4" table:end-x="0.052cm" table:end-y="0.515cm" draw:z-index="114" draw:name="Grafik 10" draw:style-name="gr1" draw:text-style-name="P1" svg:width="0.5cm" svg:height="0.5cm" svg:x="0.101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I4" table:end-x="0.051cm" table:end-y="0.515cm" draw:z-index="115" draw:name="Grafik 10" draw:style-name="gr1" draw:text-style-name="P1" svg:width="0.5cm" svg:height="0.5cm" svg:x="0.099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J4" table:end-x="0.049cm" table:end-y="0.515cm" draw:z-index="28" draw:name="Grafik 3" draw:style-name="gr1" draw:text-style-name="P1" svg:width="0.5cm" svg:height="0.5cm" svg:x="0.097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K4" table:end-x="0.048cm" table:end-y="0.515cm" draw:z-index="29" draw:name="Grafik 3" draw:style-name="gr1" draw:text-style-name="P1" svg:width="0.5cm" svg:height="0.5cm" svg:x="0.096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L4" table:end-x="0.046cm" table:end-y="0.515cm" draw:z-index="118" draw:name="Grafik 10" draw:style-name="gr1" draw:text-style-name="P1" svg:width="0.5cm" svg:height="0.5cm" svg:x="0.095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M4" table:end-x="0.044cm" table:end-y="0.515cm" draw:z-index="119" draw:name="Grafik 10" draw:style-name="gr1" draw:text-style-name="P1" svg:width="0.5cm" svg:height="0.5cm" svg:x="0.092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N4" table:end-x="0.043cm" table:end-y="0.515cm" draw:z-index="120" draw:name="Grafik 10" draw:style-name="gr1" draw:text-style-name="P1" svg:width="0.5cm" svg:height="0.5cm" svg:x="0.091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041cm" table:end-y="0.515cm" draw:z-index="33" draw:name="Grafik 3" draw:style-name="gr1" draw:text-style-name="P1" svg:width="0.5cm" svg:height="0.5cm" svg:x="0.09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P4" table:end-x="0.04cm" table:end-y="0.515cm" draw:z-index="35" draw:name="Grafik 3" draw:style-name="gr1" draw:text-style-name="P1" svg:width="0.5cm" svg:height="0.5cm" svg:x="0.088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Q4" table:end-x="0.038cm" table:end-y="0.515cm" draw:z-index="34" draw:name="Grafik 3" draw:style-name="gr1" draw:text-style-name="P1" svg:width="0.5cm" svg:height="0.5cm" svg:x="0.086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R4" table:end-x="0.037cm" table:end-y="0.515cm" draw:z-index="36" draw:name="Grafik 3" draw:style-name="gr1" draw:text-style-name="P1" svg:width="0.5cm" svg:height="0.5cm" svg:x="0.085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S4" table:end-x="0.035cm" table:end-y="0.515cm" draw:z-index="37" draw:name="Grafik 3" draw:style-name="gr1" draw:text-style-name="P1" svg:width="0.5cm" svg:height="0.5cm" svg:x="0.084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T4" table:end-x="0.033cm" table:end-y="0.515cm" draw:z-index="38" draw:name="Grafik 3" draw:style-name="gr1" draw:text-style-name="P1" svg:width="0.5cm" svg:height="0.5cm" svg:x="0.081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U4" table:end-x="0.032cm" table:end-y="0.515cm" draw:z-index="39" draw:name="Grafik 3" draw:style-name="gr1" draw:text-style-name="P1" svg:width="0.5cm" svg:height="0.5cm" svg:x="0.08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V4" table:end-x="0.03cm" table:end-y="0.515cm" draw:z-index="40" draw:name="Grafik 3" draw:style-name="gr1" draw:text-style-name="P1" svg:width="0.5cm" svg:height="0.5cm" svg:x="0.079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W4" table:end-x="0.028cm" table:end-y="0.515cm" draw:z-index="41" draw:name="Grafik 3" draw:style-name="gr1" draw:text-style-name="P1" svg:width="0.5cm" svg:height="0.5cm" svg:x="0.076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X4" table:end-x="0.027cm" table:end-y="0.515cm" draw:z-index="42" draw:name="Grafik 3" draw:style-name="gr1" draw:text-style-name="P1" svg:width="0.5cm" svg:height="0.5cm" svg:x="0.075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026cm" table:end-y="0.515cm" draw:z-index="43" draw:name="Grafik 3" draw:style-name="gr1" draw:text-style-name="P1" svg:width="0.5cm" svg:height="0.5cm" svg:x="0.074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 office:value-type="string">
            <text:p>40:19</text:p>
          </table:table-cell>
          <table:table-cell office:value-type="float" office:value="46">
            <text:p>46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>
            <text:p>3</text:p>
          </table:table-cell>
          <table:table-cell>
            <draw:frame table:end-cell-address="Sheet1.D5" table:end-x="0.058cm" table:end-y="0.515cm" draw:z-index="110" draw:name="Grafik 10" draw:style-name="gr1" draw:text-style-name="P1" svg:width="0.5cm" svg:height="0.5cm" svg:x="0.107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E5" table:end-x="0.057cm" table:end-y="0.515cm" draw:z-index="155" draw:name="Grafik 4" draw:style-name="gr1" draw:text-style-name="P1" svg:width="0.5cm" svg:height="0.5cm" svg:x="0.105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F5" table:end-x="0.055cm" table:end-y="0.365cm" draw:z-index="46" draw:name="Grafik 2" draw:style-name="gr1" draw:text-style-name="P1" svg:width="0.5cm" svg:height="0.35cm" svg:x="0.103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G5" table:end-x="0.054cm" table:end-y="0.515cm" draw:z-index="69" draw:name="Grafik 9" draw:style-name="gr1" draw:text-style-name="P1" svg:width="0.5cm" svg:height="0.5cm" svg:x="0.102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052cm" table:end-y="0.515cm" draw:z-index="26" draw:name="Grafik 3" draw:style-name="gr1" draw:text-style-name="P1" svg:width="0.5cm" svg:height="0.5cm" svg:x="0.101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I5" table:end-x="0.051cm" table:end-y="0.515cm" draw:z-index="27" draw:name="Grafik 3" draw:style-name="gr1" draw:text-style-name="P1" svg:width="0.5cm" svg:height="0.5cm" svg:x="0.099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J5" table:end-x="0.049cm" table:end-y="0.515cm" draw:z-index="116" draw:name="Grafik 10" draw:style-name="gr1" draw:text-style-name="P1" svg:width="0.5cm" svg:height="0.5cm" svg:x="0.097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K5" table:end-x="0.048cm" table:end-y="0.515cm" draw:z-index="117" draw:name="Grafik 10" draw:style-name="gr1" draw:text-style-name="P1" svg:width="0.5cm" svg:height="0.5cm" svg:x="0.096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L5" table:end-x="0.046cm" table:end-y="0.515cm" draw:z-index="30" draw:name="Grafik 3" draw:style-name="gr1" draw:text-style-name="P1" svg:width="0.5cm" svg:height="0.5cm" svg:x="0.095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M5" table:end-x="0.044cm" table:end-y="0.515cm" draw:z-index="31" draw:name="Grafik 3" draw:style-name="gr1" draw:text-style-name="P1" svg:width="0.5cm" svg:height="0.5cm" svg:x="0.092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N5" table:end-x="0.043cm" table:end-y="0.515cm" draw:z-index="32" draw:name="Grafik 3" draw:style-name="gr1" draw:text-style-name="P1" svg:width="0.5cm" svg:height="0.5cm" svg:x="0.091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O5" table:end-x="0.041cm" table:end-y="0.515cm" draw:z-index="121" draw:name="Grafik 10" draw:style-name="gr1" draw:text-style-name="P1" svg:width="0.5cm" svg:height="0.5cm" svg:x="0.09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04cm" table:end-y="0.515cm" draw:z-index="122" draw:name="Grafik 10" draw:style-name="gr1" draw:text-style-name="P1" svg:width="0.5cm" svg:height="0.5cm" svg:x="0.088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038cm" table:end-y="0.515cm" draw:z-index="79" draw:name="Grafik 9" draw:style-name="gr1" draw:text-style-name="P1" svg:width="0.5cm" svg:height="0.5cm" svg:x="0.086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R5" table:end-x="0.037cm" table:end-y="0.515cm" draw:z-index="124" draw:name="Grafik 10" draw:style-name="gr1" draw:text-style-name="P1" svg:width="0.5cm" svg:height="0.5cm" svg:x="0.085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S5" table:end-x="0.035cm" table:end-y="0.515cm" draw:z-index="125" draw:name="Grafik 10" draw:style-name="gr1" draw:text-style-name="P1" svg:width="0.5cm" svg:height="0.5cm" svg:x="0.084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T5" table:end-x="0.033cm" table:end-y="0.515cm" draw:z-index="126" draw:name="Grafik 10" draw:style-name="gr1" draw:text-style-name="P1" svg:width="0.5cm" svg:height="0.5cm" svg:x="0.081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U5" table:end-x="0.032cm" table:end-y="0.515cm" draw:z-index="127" draw:name="Grafik 10" draw:style-name="gr1" draw:text-style-name="P1" svg:width="0.5cm" svg:height="0.5cm" svg:x="0.08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V5" table:end-x="0.03cm" table:end-y="0.515cm" draw:z-index="128" draw:name="Grafik 10" draw:style-name="gr1" draw:text-style-name="P1" svg:width="0.5cm" svg:height="0.5cm" svg:x="0.079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76cm" table:end-y="0.515cm" draw:z-index="107" draw:name="Grafik 7" draw:style-name="gr1" draw:text-style-name="P1" svg:width="0.4cm" svg:height="0.5cm" svg:x="0.076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75cm" table:end-y="0.515cm" draw:z-index="108" draw:name="Grafik 7" draw:style-name="gr1" draw:text-style-name="P1" svg:width="0.4cm" svg:height="0.5cm" svg:x="0.075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Y5" table:end-x="0.026cm" table:end-y="0.365cm" draw:z-index="65" draw:name="Grafik 2" draw:style-name="gr1" draw:text-style-name="P1" svg:width="0.5cm" svg:height="0.35cm" svg:x="0.074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 office:value-type="string">
            <text:p>26:23</text:p>
          </table:table-cell>
          <table:table-cell office:value-type="float" office:value="31">
            <text:p>31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>
            <text:p>4</text:p>
          </table:table-cell>
          <table:table-cell>
            <draw:frame table:end-cell-address="Sheet1.D6" table:end-x="0.058cm" table:end-y="0.365cm" draw:z-index="44" draw:name="Grafik 2" draw:style-name="gr1" draw:text-style-name="P1" svg:width="0.5cm" svg:height="0.35cm" svg:x="0.107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E6" table:end-x="0.057cm" table:end-y="0.515cm" draw:z-index="111" draw:name="Grafik 10" draw:style-name="gr1" draw:text-style-name="P1" svg:width="0.5cm" svg:height="0.5cm" svg:x="0.105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F6" table:end-x="0.055cm" table:end-y="0.515cm" draw:z-index="156" draw:name="Grafik 4" draw:style-name="gr1" draw:text-style-name="P1" svg:width="0.5cm" svg:height="0.5cm" svg:x="0.103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054cm" table:end-y="0.365cm" draw:z-index="47" draw:name="Grafik 2" draw:style-name="gr1" draw:text-style-name="P1" svg:width="0.5cm" svg:height="0.35cm" svg:x="0.102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H6" table:end-x="0.052cm" table:end-y="0.515cm" draw:z-index="70" draw:name="Grafik 9" draw:style-name="gr1" draw:text-style-name="P1" svg:width="0.5cm" svg:height="0.5cm" svg:x="0.101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9cm" table:end-y="0.515cm" draw:z-index="93" draw:name="Grafik 7" draw:style-name="gr1" draw:text-style-name="P1" svg:width="0.4cm" svg:height="0.5cm" svg:x="0.099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97cm" table:end-y="0.515cm" draw:z-index="94" draw:name="Grafik 7" draw:style-name="gr1" draw:text-style-name="P1" svg:width="0.4cm" svg:height="0.5cm" svg:x="0.097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K6" table:end-x="0.048cm" table:end-y="0.515cm" draw:z-index="73" draw:name="Grafik 9" draw:style-name="gr1" draw:text-style-name="P1" svg:width="0.5cm" svg:height="0.5cm" svg:x="0.096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95cm" table:end-y="0.515cm" draw:z-index="96" draw:name="Grafik 7" draw:style-name="gr1" draw:text-style-name="P1" svg:width="0.4cm" svg:height="0.5cm" svg:x="0.095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2cm" table:end-y="0.515cm" draw:z-index="97" draw:name="Grafik 7" draw:style-name="gr1" draw:text-style-name="P1" svg:width="0.4cm" svg:height="0.5cm" svg:x="0.092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1cm" table:end-y="0.515cm" draw:z-index="98" draw:name="Grafik 7" draw:style-name="gr1" draw:text-style-name="P1" svg:width="0.4cm" svg:height="0.5cm" svg:x="0.091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O6" table:end-x="0.041cm" table:end-y="0.515cm" draw:z-index="77" draw:name="Grafik 9" draw:style-name="gr1" draw:text-style-name="P1" svg:width="0.5cm" svg:height="0.5cm" svg:x="0.09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P6" table:end-x="0.04cm" table:end-y="0.515cm" draw:z-index="78" draw:name="Grafik 9" draw:style-name="gr1" draw:text-style-name="P1" svg:width="0.5cm" svg:height="0.5cm" svg:x="0.088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Q6" table:end-x="0.038cm" table:end-y="0.515cm" draw:z-index="123" draw:name="Grafik 10" draw:style-name="gr1" draw:text-style-name="P1" svg:width="0.5cm" svg:height="0.5cm" svg:x="0.086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037cm" table:end-y="0.515cm" draw:z-index="80" draw:name="Grafik 9" draw:style-name="gr1" draw:text-style-name="P1" svg:width="0.5cm" svg:height="0.5cm" svg:x="0.085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035cm" table:end-y="0.515cm" draw:z-index="81" draw:name="Grafik 9" draw:style-name="gr1" draw:text-style-name="P1" svg:width="0.5cm" svg:height="0.5cm" svg:x="0.084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033cm" table:end-y="0.515cm" draw:z-index="82" draw:name="Grafik 9" draw:style-name="gr1" draw:text-style-name="P1" svg:width="0.5cm" svg:height="0.5cm" svg:x="0.081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U6" table:end-x="0.032cm" table:end-y="0.515cm" draw:z-index="83" draw:name="Grafik 9" draw:style-name="gr1" draw:text-style-name="P1" svg:width="0.5cm" svg:height="0.5cm" svg:x="0.08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V6" table:end-x="0.03cm" table:end-y="0.515cm" draw:z-index="84" draw:name="Grafik 9" draw:style-name="gr1" draw:text-style-name="P1" svg:width="0.5cm" svg:height="0.5cm" svg:x="0.079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W6" table:end-x="0.028cm" table:end-y="0.515cm" draw:z-index="129" draw:name="Grafik 10" draw:style-name="gr1" draw:text-style-name="P1" svg:width="0.5cm" svg:height="0.5cm" svg:x="0.076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X6" table:end-x="0.027cm" table:end-y="0.515cm" draw:z-index="130" draw:name="Grafik 10" draw:style-name="gr1" draw:text-style-name="P1" svg:width="0.5cm" svg:height="0.5cm" svg:x="0.075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Y6" table:end-x="0.026cm" table:end-y="0.515cm" draw:z-index="87" draw:name="Grafik 9" draw:style-name="gr1" draw:text-style-name="P1" svg:width="0.5cm" svg:height="0.5cm" svg:x="0.074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 office:value-type="string">
            <text:p>32:31</text:p>
          </table:table-cell>
          <table:table-cell office:value-type="float" office:value="30">
            <text:p>3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>
            <text:p>5</text:p>
          </table:table-cell>
          <table:table-cell>
            <draw:frame table:end-cell-address="Sheet1.D7" table:end-x="0.058cm" table:end-y="0.514cm" draw:z-index="132" draw:name="Grafik 6" draw:style-name="gr1" draw:text-style-name="P1" svg:width="0.5cm" svg:height="0.5cm" svg:x="0.107cm" svg:y="0.014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E7" table:end-x="0.057cm" table:end-y="0.514cm" draw:z-index="67" draw:name="Grafik 9" draw:style-name="gr1" draw:text-style-name="P1" svg:width="0.5cm" svg:height="0.5cm" svg:x="0.105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055cm" table:end-y="0.514cm" draw:z-index="68" draw:name="Grafik 9" draw:style-name="gr1" draw:text-style-name="P1" svg:width="0.5cm" svg:height="0.5cm" svg:x="0.103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G7" table:end-x="0.054cm" table:end-y="0.514cm" draw:z-index="25" draw:name="Grafik 3" draw:style-name="gr1" draw:text-style-name="P1" svg:width="0.5cm" svg:height="0.5cm" svg:x="0.102cm" svg:y="0.014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H7" table:end-x="0.052cm" table:end-y="0.514cm" draw:z-index="158" draw:name="Grafik 4" draw:style-name="gr1" draw:text-style-name="P1" svg:width="0.5cm" svg:height="0.5cm" svg:x="0.101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051cm" table:end-y="0.514cm" draw:z-index="159" draw:name="Grafik 4" draw:style-name="gr1" draw:text-style-name="P1" svg:width="0.5cm" svg:height="0.5cm" svg:x="0.099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J7" table:end-x="0.049cm" table:end-y="0.364cm" draw:z-index="50" draw:name="Grafik 2" draw:style-name="gr1" draw:text-style-name="P1" svg:width="0.5cm" svg:height="0.35cm" svg:x="0.097cm" svg:y="0.014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6cm" table:end-y="0.514cm" draw:z-index="95" draw:name="Grafik 7" draw:style-name="gr1" draw:text-style-name="P1" svg:width="0.4cm" svg:height="0.5cm" svg:x="0.096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L7" table:end-x="0.046cm" table:end-y="0.514cm" draw:z-index="74" draw:name="Grafik 9" draw:style-name="gr1" draw:text-style-name="P1" svg:width="0.5cm" svg:height="0.5cm" svg:x="0.095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M7" table:end-x="0.044cm" table:end-y="0.514cm" draw:z-index="75" draw:name="Grafik 9" draw:style-name="gr1" draw:text-style-name="P1" svg:width="0.5cm" svg:height="0.5cm" svg:x="0.092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N7" table:end-x="0.043cm" table:end-y="0.514cm" draw:z-index="76" draw:name="Grafik 9" draw:style-name="gr1" draw:text-style-name="P1" svg:width="0.5cm" svg:height="0.5cm" svg:x="0.091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9cm" table:end-y="0.514cm" draw:z-index="99" draw:name="Grafik 7" draw:style-name="gr1" draw:text-style-name="P1" svg:width="0.4cm" svg:height="0.5cm" svg:x="0.09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O7" table:end-x="0.538cm" table:end-y="0.514cm" draw:z-index="188" draw:name="Grafik 11" draw:style-name="gr1" draw:text-style-name="P1" svg:width="0.45cm" svg:height="0.5cm" svg:x="0.088cm" svg:y="0.014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P7" table:end-x="0.536cm" table:end-y="0.514cm" draw:z-index="189" draw:name="Grafik 11" draw:style-name="gr1" draw:text-style-name="P1" svg:width="0.45cm" svg:height="0.5cm" svg:x="0.086cm" svg:y="0.014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85cm" table:end-y="0.514cm" draw:z-index="102" draw:name="Grafik 7" draw:style-name="gr1" draw:text-style-name="P1" svg:width="0.4cm" svg:height="0.5cm" svg:x="0.085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4cm" table:end-y="0.514cm" draw:z-index="103" draw:name="Grafik 7" draw:style-name="gr1" draw:text-style-name="P1" svg:width="0.4cm" svg:height="0.5cm" svg:x="0.084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1cm" table:end-y="0.514cm" draw:z-index="104" draw:name="Grafik 7" draw:style-name="gr1" draw:text-style-name="P1" svg:width="0.4cm" svg:height="0.5cm" svg:x="0.081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cm" table:end-y="0.514cm" draw:z-index="105" draw:name="Grafik 7" draw:style-name="gr1" draw:text-style-name="P1" svg:width="0.4cm" svg:height="0.5cm" svg:x="0.08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03cm" table:end-y="0.364cm" draw:z-index="62" draw:name="Grafik 2" draw:style-name="gr1" draw:text-style-name="P1" svg:width="0.5cm" svg:height="0.35cm" svg:x="0.079cm" svg:y="0.014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028cm" table:end-y="0.514cm" draw:z-index="85" draw:name="Grafik 9" draw:style-name="gr1" draw:text-style-name="P1" svg:width="0.5cm" svg:height="0.5cm" svg:x="0.076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027cm" table:end-y="0.514cm" draw:z-index="86" draw:name="Grafik 9" draw:style-name="gr1" draw:text-style-name="P1" svg:width="0.5cm" svg:height="0.5cm" svg:x="0.075cm" svg:y="0.014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74cm" table:end-y="0.514cm" draw:z-index="109" draw:name="Grafik 7" draw:style-name="gr1" draw:text-style-name="P1" svg:width="0.4cm" svg:height="0.5cm" svg:x="0.074cm" svg:y="0.01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 office:value-type="string">
            <text:p>29:28</text:p>
          </table:table-cell>
          <table:table-cell office:value-type="float" office:value="30">
            <text:p>3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6">
            <text:p>6</text:p>
          </table:table-cell>
          <table:table-cell>
            <draw:frame table:end-cell-address="Sheet1.C8" table:end-x="0.507cm" table:end-y="0.515cm" draw:z-index="88" draw:name="Grafik 7" draw:style-name="gr1" draw:text-style-name="P1" svg:width="0.4cm" svg:height="0.5cm" svg:x="0.107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05cm" table:end-y="0.515cm" draw:z-index="89" draw:name="Grafik 7" draw:style-name="gr1" draw:text-style-name="P1" svg:width="0.4cm" svg:height="0.5cm" svg:x="0.105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F8" table:end-x="0.055cm" table:end-y="0.515cm" draw:z-index="24" draw:name="Grafik 3" draw:style-name="gr1" draw:text-style-name="P1" svg:width="0.5cm" svg:height="0.5cm" svg:x="0.103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2cm" table:end-y="0.515cm" draw:z-index="91" draw:name="Grafik 7" draw:style-name="gr1" draw:text-style-name="P1" svg:width="0.4cm" svg:height="0.5cm" svg:x="0.102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H8" table:end-x="0.052cm" table:end-y="0.365cm" draw:z-index="48" draw:name="Grafik 2" draw:style-name="gr1" draw:text-style-name="P1" svg:width="0.5cm" svg:height="0.35cm" svg:x="0.101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I8" table:end-x="0.051cm" table:end-y="0.365cm" draw:z-index="49" draw:name="Grafik 2" draw:style-name="gr1" draw:text-style-name="P1" svg:width="0.5cm" svg:height="0.35cm" svg:x="0.099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049cm" table:end-y="0.515cm" draw:z-index="72" draw:name="Grafik 9" draw:style-name="gr1" draw:text-style-name="P1" svg:width="0.5cm" svg:height="0.5cm" svg:x="0.097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048cm" table:end-y="0.365cm" draw:z-index="51" draw:name="Grafik 2" draw:style-name="gr1" draw:text-style-name="P1" svg:width="0.5cm" svg:height="0.35cm" svg:x="0.096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L8" table:end-x="0.046cm" table:end-y="0.365cm" draw:z-index="52" draw:name="Grafik 2" draw:style-name="gr1" draw:text-style-name="P1" svg:width="0.5cm" svg:height="0.35cm" svg:x="0.095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044cm" table:end-y="0.365cm" draw:z-index="53" draw:name="Grafik 2" draw:style-name="gr1" draw:text-style-name="P1" svg:width="0.5cm" svg:height="0.35cm" svg:x="0.092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N8" table:end-x="0.043cm" table:end-y="0.365cm" draw:z-index="54" draw:name="Grafik 2" draw:style-name="gr1" draw:text-style-name="P1" svg:width="0.5cm" svg:height="0.35cm" svg:x="0.091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N8" table:end-x="0.54cm" table:end-y="0.515cm" draw:z-index="187" draw:name="Grafik 11" draw:style-name="gr1" draw:text-style-name="P1" svg:width="0.45cm" svg:height="0.5cm" svg:x="0.09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88cm" table:end-y="0.515cm" draw:z-index="100" draw:name="Grafik 7" draw:style-name="gr1" draw:text-style-name="P1" svg:width="0.4cm" svg:height="0.5cm" svg:x="0.088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86cm" table:end-y="0.515cm" draw:z-index="101" draw:name="Grafik 7" draw:style-name="gr1" draw:text-style-name="P1" svg:width="0.4cm" svg:height="0.5cm" svg:x="0.086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Q8" table:end-x="0.535cm" table:end-y="0.515cm" draw:z-index="190" draw:name="Grafik 11" draw:style-name="gr1" draw:text-style-name="P1" svg:width="0.45cm" svg:height="0.5cm" svg:x="0.085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S8" table:end-x="0.035cm" table:end-y="0.365cm" draw:z-index="59" draw:name="Grafik 2" draw:style-name="gr1" draw:text-style-name="P1" svg:width="0.5cm" svg:height="0.35cm" svg:x="0.084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T8" table:end-x="0.033cm" table:end-y="0.365cm" draw:z-index="60" draw:name="Grafik 2" draw:style-name="gr1" draw:text-style-name="P1" svg:width="0.5cm" svg:height="0.35cm" svg:x="0.081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U8" table:end-x="0.032cm" table:end-y="0.365cm" draw:z-index="61" draw:name="Grafik 2" draw:style-name="gr1" draw:text-style-name="P1" svg:width="0.5cm" svg:height="0.35cm" svg:x="0.08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9cm" table:end-y="0.515cm" draw:z-index="106" draw:name="Grafik 7" draw:style-name="gr1" draw:text-style-name="P1" svg:width="0.4cm" svg:height="0.5cm" svg:x="0.079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W8" table:end-x="0.028cm" table:end-y="0.365cm" draw:z-index="63" draw:name="Grafik 2" draw:style-name="gr1" draw:text-style-name="P1" svg:width="0.5cm" svg:height="0.35cm" svg:x="0.076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X8" table:end-x="0.027cm" table:end-y="0.365cm" draw:z-index="64" draw:name="Grafik 2" draw:style-name="gr1" draw:text-style-name="P1" svg:width="0.5cm" svg:height="0.35cm" svg:x="0.075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Y8" table:end-x="0.026cm" table:end-y="0.515cm" draw:z-index="131" draw:name="Grafik 10" draw:style-name="gr1" draw:text-style-name="P1" svg:width="0.5cm" svg:height="0.5cm" svg:x="0.074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 office:value-type="string">
            <text:p>26:29</text:p>
          </table:table-cell>
          <table:table-cell office:value-type="float" office:value="30">
            <text:p>3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>
            <text:p>7</text:p>
          </table:table-cell>
          <table:table-cell>
            <draw:frame table:end-cell-address="Sheet1.D9" table:end-x="0.058cm" table:end-y="0.515cm" draw:z-index="66" draw:name="Grafik 9" draw:style-name="gr1" draw:text-style-name="P1" svg:width="0.5cm" svg:height="0.5cm" svg:x="0.107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E9" table:end-x="0.057cm" table:end-y="0.515cm" draw:z-index="133" draw:name="Grafik 6" draw:style-name="gr1" draw:text-style-name="P1" svg:width="0.5cm" svg:height="0.5cm" svg:x="0.105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F9" table:end-x="0.005cm" table:end-y="0.515cm" draw:z-index="178" draw:name="Grafik 11" draw:style-name="gr1" draw:text-style-name="P1" svg:width="0.45cm" svg:height="0.5cm" svg:x="0.103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G9" table:end-x="0.054cm" table:end-y="0.515cm" draw:z-index="157" draw:name="Grafik 4" draw:style-name="gr1" draw:text-style-name="P1" svg:width="0.5cm" svg:height="0.5cm" svg:x="0.102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1cm" table:end-y="0.515cm" draw:z-index="92" draw:name="Grafik 7" draw:style-name="gr1" draw:text-style-name="P1" svg:width="0.4cm" svg:height="0.5cm" svg:x="0.101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I9" table:end-x="0.051cm" table:end-y="0.515cm" draw:z-index="71" draw:name="Grafik 9" draw:style-name="gr1" draw:text-style-name="P1" svg:width="0.5cm" svg:height="0.5cm" svg:x="0.099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J9" table:end-x="0.049cm" table:end-y="0.515cm" draw:z-index="160" draw:name="Grafik 4" draw:style-name="gr1" draw:text-style-name="P1" svg:width="0.5cm" svg:height="0.5cm" svg:x="0.097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K9" table:end-x="0.048cm" table:end-y="0.515cm" draw:z-index="161" draw:name="Grafik 4" draw:style-name="gr1" draw:text-style-name="P1" svg:width="0.5cm" svg:height="0.5cm" svg:x="0.096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L9" table:end-x="0.046cm" table:end-y="0.515cm" draw:z-index="140" draw:name="Grafik 6" draw:style-name="gr1" draw:text-style-name="P1" svg:width="0.5cm" svg:height="0.5cm" svg:x="0.095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M9" table:end-x="0.044cm" table:end-y="0.515cm" draw:z-index="163" draw:name="Grafik 4" draw:style-name="gr1" draw:text-style-name="P1" svg:width="0.5cm" svg:height="0.5cm" svg:x="0.092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N9" table:end-x="0.043cm" table:end-y="0.515cm" draw:z-index="142" draw:name="Grafik 6" draw:style-name="gr1" draw:text-style-name="P1" svg:width="0.5cm" svg:height="0.5cm" svg:x="0.091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O9" table:end-x="0.041cm" table:end-y="0.515cm" draw:z-index="165" draw:name="Grafik 4" draw:style-name="gr1" draw:text-style-name="P1" svg:width="0.5cm" svg:height="0.5cm" svg:x="0.09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P9" table:end-x="0.04cm" table:end-y="0.515cm" draw:z-index="166" draw:name="Grafik 4" draw:style-name="gr1" draw:text-style-name="P1" svg:width="0.5cm" svg:height="0.5cm" svg:x="0.088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Q9" table:end-x="0.038cm" table:end-y="0.365cm" draw:z-index="58" draw:name="Grafik 2" draw:style-name="gr1" draw:text-style-name="P1" svg:width="0.5cm" svg:height="0.35cm" svg:x="0.086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R9" table:end-x="0.037cm" table:end-y="0.365cm" draw:z-index="57" draw:name="Grafik 2" draw:style-name="gr1" draw:text-style-name="P1" svg:width="0.5cm" svg:height="0.35cm" svg:x="0.085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R9" table:end-x="0.534cm" table:end-y="0.515cm" draw:z-index="191" draw:name="Grafik 11" draw:style-name="gr1" draw:text-style-name="P1" svg:width="0.45cm" svg:height="0.5cm" svg:x="0.084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S9" table:end-x="0.531cm" table:end-y="0.515cm" draw:z-index="192" draw:name="Grafik 11" draw:style-name="gr1" draw:text-style-name="P1" svg:width="0.45cm" svg:height="0.5cm" svg:x="0.081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T9" table:end-x="0.53cm" table:end-y="0.515cm" draw:z-index="193" draw:name="Grafik 11" draw:style-name="gr1" draw:text-style-name="P1" svg:width="0.45cm" svg:height="0.5cm" svg:x="0.08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U9" table:end-x="0.529cm" table:end-y="0.515cm" draw:z-index="194" draw:name="Grafik 11" draw:style-name="gr1" draw:text-style-name="P1" svg:width="0.45cm" svg:height="0.5cm" svg:x="0.079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W9" table:end-x="0.028cm" table:end-y="0.515cm" draw:z-index="173" draw:name="Grafik 4" draw:style-name="gr1" draw:text-style-name="P1" svg:width="0.5cm" svg:height="0.5cm" svg:x="0.076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X9" table:end-x="0.027cm" table:end-y="0.515cm" draw:z-index="174" draw:name="Grafik 4" draw:style-name="gr1" draw:text-style-name="P1" svg:width="0.5cm" svg:height="0.5cm" svg:x="0.075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Y9" table:end-x="0.026cm" table:end-y="0.515cm" draw:z-index="153" draw:name="Grafik 6" draw:style-name="gr1" draw:text-style-name="P1" svg:width="0.5cm" svg:height="0.5cm" svg:x="0.074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 office:value-type="string">
            <text:p>28:36</text:p>
          </table:table-cell>
          <table:table-cell office:value-type="float" office:value="29">
            <text:p>29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>
            <text:p>8</text:p>
          </table:table-cell>
          <table:table-cell>
            <draw:frame table:end-cell-address="Sheet1.D10" table:end-x="0.058cm" table:end-y="0.515cm" draw:z-index="220" draw:name="Grafik 8" draw:style-name="gr1" draw:text-style-name="P1" svg:width="0.5cm" svg:height="0.5cm" svg:x="0.107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05cm" table:end-y="0.515cm" draw:z-index="199" draw:name="Grafik 5" draw:style-name="gr1" draw:text-style-name="P1" svg:width="0.4cm" svg:height="0.5cm" svg:x="0.105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055cm" table:end-y="0.515cm" draw:z-index="244" draw:name="Grafik 12" draw:style-name="gr1" draw:text-style-name="P1" svg:width="0.5cm" svg:height="0.5cm" svg:x="0.103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004cm" table:end-y="0.515cm" draw:z-index="179" draw:name="Grafik 11" draw:style-name="gr1" draw:text-style-name="P1" svg:width="0.45cm" svg:height="0.5cm" svg:x="0.102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01cm" table:end-y="0.515cm" draw:z-index="202" draw:name="Grafik 5" draw:style-name="gr1" draw:text-style-name="P1" svg:width="0.4cm" svg:height="0.5cm" svg:x="0.101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051cm" table:end-y="0.515cm" draw:z-index="247" draw:name="Grafik 12" draw:style-name="gr1" draw:text-style-name="P1" svg:width="0.5cm" svg:height="0.5cm" svg:x="0.099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47cm" table:end-y="0.515cm" draw:z-index="182" draw:name="Grafik 11" draw:style-name="gr1" draw:text-style-name="P1" svg:width="0.45cm" svg:height="0.5cm" svg:x="0.097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96cm" table:end-y="0.515cm" draw:z-index="205" draw:name="Grafik 5" draw:style-name="gr1" draw:text-style-name="P1" svg:width="0.4cm" svg:height="0.5cm" svg:x="0.096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046cm" table:end-y="0.515cm" draw:z-index="162" draw:name="Grafik 4" draw:style-name="gr1" draw:text-style-name="P1" svg:width="0.5cm" svg:height="0.5cm" svg:x="0.095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044cm" table:end-y="0.515cm" draw:z-index="141" draw:name="Grafik 6" draw:style-name="gr1" draw:text-style-name="P1" svg:width="0.5cm" svg:height="0.5cm" svg:x="0.092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541cm" table:end-y="0.515cm" draw:z-index="186" draw:name="Grafik 11" draw:style-name="gr1" draw:text-style-name="P1" svg:width="0.45cm" svg:height="0.5cm" svg:x="0.091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041cm" table:end-y="0.365cm" draw:z-index="55" draw:name="Grafik 2" draw:style-name="gr1" draw:text-style-name="P1" svg:width="0.5cm" svg:height="0.35cm" svg:x="0.09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04cm" table:end-y="0.365cm" draw:z-index="56" draw:name="Grafik 2" draw:style-name="gr1" draw:text-style-name="P1" svg:width="0.5cm" svg:height="0.35cm" svg:x="0.088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038cm" table:end-y="0.515cm" draw:z-index="167" draw:name="Grafik 4" draw:style-name="gr1" draw:text-style-name="P1" svg:width="0.5cm" svg:height="0.5cm" svg:x="0.086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037cm" table:end-y="0.515cm" draw:z-index="168" draw:name="Grafik 4" draw:style-name="gr1" draw:text-style-name="P1" svg:width="0.5cm" svg:height="0.5cm" svg:x="0.085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035cm" table:end-y="0.515cm" draw:z-index="169" draw:name="Grafik 4" draw:style-name="gr1" draw:text-style-name="P1" svg:width="0.5cm" svg:height="0.5cm" svg:x="0.084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033cm" table:end-y="0.515cm" draw:z-index="170" draw:name="Grafik 4" draw:style-name="gr1" draw:text-style-name="P1" svg:width="0.5cm" svg:height="0.5cm" svg:x="0.081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032cm" table:end-y="0.515cm" draw:z-index="171" draw:name="Grafik 4" draw:style-name="gr1" draw:text-style-name="P1" svg:width="0.5cm" svg:height="0.5cm" svg:x="0.08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03cm" table:end-y="0.515cm" draw:z-index="172" draw:name="Grafik 4" draw:style-name="gr1" draw:text-style-name="P1" svg:width="0.5cm" svg:height="0.5cm" svg:x="0.079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526cm" table:end-y="0.515cm" draw:z-index="195" draw:name="Grafik 11" draw:style-name="gr1" draw:text-style-name="P1" svg:width="0.45cm" svg:height="0.5cm" svg:x="0.076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027cm" table:end-y="0.515cm" draw:z-index="152" draw:name="Grafik 6" draw:style-name="gr1" draw:text-style-name="P1" svg:width="0.5cm" svg:height="0.5cm" svg:x="0.075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026cm" table:end-y="0.515cm" draw:z-index="175" draw:name="Grafik 4" draw:style-name="gr1" draw:text-style-name="P1" svg:width="0.5cm" svg:height="0.5cm" svg:x="0.074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 office:value-type="string">
            <text:p>26:29</text:p>
          </table:table-cell>
          <table:table-cell office:value-type="float" office:value="27">
            <text:p>27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>
            <text:p>9</text:p>
          </table:table-cell>
          <table:table-cell>
            <draw:frame table:end-cell-address="Sheet1.D11" table:end-x="0.008cm" table:end-y="0.515cm" draw:z-index="176" draw:name="Grafik 11" draw:style-name="gr1" draw:text-style-name="P1" svg:width="0.45cm" svg:height="0.5cm" svg:x="0.107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057cm" table:end-y="0.515cm" draw:z-index="221" draw:name="Grafik 8" draw:style-name="gr1" draw:text-style-name="P1" svg:width="0.5cm" svg:height="0.5cm" svg:x="0.105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03cm" table:end-y="0.515cm" draw:z-index="90" draw:name="Grafik 7" draw:style-name="gr1" draw:text-style-name="P1" svg:width="0.4cm" svg:height="0.5cm" svg:x="0.103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054cm" table:end-y="0.515cm" draw:z-index="245" draw:name="Grafik 12" draw:style-name="gr1" draw:text-style-name="P1" svg:width="0.5cm" svg:height="0.5cm" svg:x="0.102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052cm" table:end-y="0.515cm" draw:z-index="136" draw:name="Grafik 6" draw:style-name="gr1" draw:text-style-name="P1" svg:width="0.5cm" svg:height="0.5cm" svg:x="0.101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99cm" table:end-y="0.515cm" draw:z-index="203" draw:name="Grafik 5" draw:style-name="gr1" draw:text-style-name="P1" svg:width="0.4cm" svg:height="0.5cm" svg:x="0.099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049cm" table:end-y="0.515cm" draw:z-index="248" draw:name="Grafik 12" draw:style-name="gr1" draw:text-style-name="P1" svg:width="0.5cm" svg:height="0.5cm" svg:x="0.097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048cm" table:end-y="0.515cm" draw:z-index="139" draw:name="Grafik 6" draw:style-name="gr1" draw:text-style-name="P1" svg:width="0.5cm" svg:height="0.5cm" svg:x="0.096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95cm" table:end-y="0.515cm" draw:z-index="206" draw:name="Grafik 5" draw:style-name="gr1" draw:text-style-name="P1" svg:width="0.4cm" svg:height="0.5cm" svg:x="0.095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542cm" table:end-y="0.515cm" draw:z-index="185" draw:name="Grafik 11" draw:style-name="gr1" draw:text-style-name="P1" svg:width="0.45cm" svg:height="0.5cm" svg:x="0.092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043cm" table:end-y="0.515cm" draw:z-index="164" draw:name="Grafik 4" draw:style-name="gr1" draw:text-style-name="P1" svg:width="0.5cm" svg:height="0.5cm" svg:x="0.091cm" svg:y="0.015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041cm" table:end-y="0.515cm" draw:z-index="143" draw:name="Grafik 6" draw:style-name="gr1" draw:text-style-name="P1" svg:width="0.5cm" svg:height="0.5cm" svg:x="0.09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04cm" table:end-y="0.515cm" draw:z-index="144" draw:name="Grafik 6" draw:style-name="gr1" draw:text-style-name="P1" svg:width="0.5cm" svg:height="0.5cm" svg:x="0.088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038cm" table:end-y="0.515cm" draw:z-index="255" draw:name="Grafik 12" draw:style-name="gr1" draw:text-style-name="P1" svg:width="0.5cm" svg:height="0.5cm" svg:x="0.086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037cm" table:end-y="0.515cm" draw:z-index="256" draw:name="Grafik 12" draw:style-name="gr1" draw:text-style-name="P1" svg:width="0.5cm" svg:height="0.5cm" svg:x="0.085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035cm" table:end-y="0.515cm" draw:z-index="147" draw:name="Grafik 6" draw:style-name="gr1" draw:text-style-name="P1" svg:width="0.5cm" svg:height="0.5cm" svg:x="0.084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033cm" table:end-y="0.515cm" draw:z-index="148" draw:name="Grafik 6" draw:style-name="gr1" draw:text-style-name="P1" svg:width="0.5cm" svg:height="0.5cm" svg:x="0.081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032cm" table:end-y="0.515cm" draw:z-index="149" draw:name="Grafik 6" draw:style-name="gr1" draw:text-style-name="P1" svg:width="0.5cm" svg:height="0.5cm" svg:x="0.08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03cm" table:end-y="0.515cm" draw:z-index="150" draw:name="Grafik 6" draw:style-name="gr1" draw:text-style-name="P1" svg:width="0.5cm" svg:height="0.5cm" svg:x="0.079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028cm" table:end-y="0.515cm" draw:z-index="151" draw:name="Grafik 6" draw:style-name="gr1" draw:text-style-name="P1" svg:width="0.5cm" svg:height="0.5cm" svg:x="0.076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525cm" table:end-y="0.515cm" draw:z-index="196" draw:name="Grafik 11" draw:style-name="gr1" draw:text-style-name="P1" svg:width="0.45cm" svg:height="0.5cm" svg:x="0.075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524cm" table:end-y="0.515cm" draw:z-index="197" draw:name="Grafik 11" draw:style-name="gr1" draw:text-style-name="P1" svg:width="0.45cm" svg:height="0.5cm" svg:x="0.074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 office:value-type="string">
            <text:p>35:45</text:p>
          </table:table-cell>
          <table:table-cell office:value-type="float" office:value="26">
            <text:p>26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>
            <text:p>10</text:p>
          </table:table-cell>
          <table:table-cell>
            <draw:frame table:end-cell-address="Sheet1.D12" table:end-x="0.058cm" table:end-y="0.515cm" draw:z-index="242" draw:name="Grafik 12" draw:style-name="gr1" draw:text-style-name="P1" svg:width="0.5cm" svg:height="0.5cm" svg:x="0.107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057cm" table:end-y="0.515cm" draw:z-index="23" draw:name="Grafik 3" draw:style-name="gr1" draw:text-style-name="P1" svg:width="0.5cm" svg:height="0.5cm" svg:x="0.105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055cm" table:end-y="0.515cm" draw:z-index="134" draw:name="Grafik 6" draw:style-name="gr1" draw:text-style-name="P1" svg:width="0.5cm" svg:height="0.5cm" svg:x="0.103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502cm" table:end-y="0.515cm" draw:z-index="201" draw:name="Grafik 5" draw:style-name="gr1" draw:text-style-name="P1" svg:width="0.4cm" svg:height="0.5cm" svg:x="0.102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002cm" table:end-y="0.515cm" draw:z-index="180" draw:name="Grafik 11" draw:style-name="gr1" draw:text-style-name="P1" svg:width="0.45cm" svg:height="0.5cm" svg:x="0.101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051cm" table:end-y="0.515cm" draw:z-index="137" draw:name="Grafik 6" draw:style-name="gr1" draw:text-style-name="P1" svg:width="0.5cm" svg:height="0.5cm" svg:x="0.099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97cm" table:end-y="0.515cm" draw:z-index="204" draw:name="Grafik 5" draw:style-name="gr1" draw:text-style-name="P1" svg:width="0.4cm" svg:height="0.5cm" svg:x="0.097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546cm" table:end-y="0.515cm" draw:z-index="183" draw:name="Grafik 11" draw:style-name="gr1" draw:text-style-name="P1" svg:width="0.45cm" svg:height="0.5cm" svg:x="0.096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545cm" table:end-y="0.515cm" draw:z-index="184" draw:name="Grafik 11" draw:style-name="gr1" draw:text-style-name="P1" svg:width="0.45cm" svg:height="0.5cm" svg:x="0.095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044cm" table:end-y="0.515cm" draw:z-index="251" draw:name="Grafik 12" draw:style-name="gr1" draw:text-style-name="P1" svg:width="0.5cm" svg:height="0.5cm" svg:x="0.092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043cm" table:end-y="0.515cm" draw:z-index="252" draw:name="Grafik 12" draw:style-name="gr1" draw:text-style-name="P1" svg:width="0.5cm" svg:height="0.5cm" svg:x="0.091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041cm" table:end-y="0.515cm" draw:z-index="253" draw:name="Grafik 12" draw:style-name="gr1" draw:text-style-name="P1" svg:width="0.5cm" svg:height="0.5cm" svg:x="0.09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04cm" table:end-y="0.515cm" draw:z-index="254" draw:name="Grafik 12" draw:style-name="gr1" draw:text-style-name="P1" svg:width="0.5cm" svg:height="0.5cm" svg:x="0.088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038cm" table:end-y="0.515cm" draw:z-index="145" draw:name="Grafik 6" draw:style-name="gr1" draw:text-style-name="P1" svg:width="0.5cm" svg:height="0.5cm" svg:x="0.086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037cm" table:end-y="0.515cm" draw:z-index="146" draw:name="Grafik 6" draw:style-name="gr1" draw:text-style-name="P1" svg:width="0.5cm" svg:height="0.5cm" svg:x="0.085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035cm" table:end-y="0.515cm" draw:z-index="257" draw:name="Grafik 12" draw:style-name="gr1" draw:text-style-name="P1" svg:width="0.5cm" svg:height="0.5cm" svg:x="0.084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033cm" table:end-y="0.515cm" draw:z-index="258" draw:name="Grafik 12" draw:style-name="gr1" draw:text-style-name="P1" svg:width="0.5cm" svg:height="0.5cm" svg:x="0.081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032cm" table:end-y="0.515cm" draw:z-index="259" draw:name="Grafik 12" draw:style-name="gr1" draw:text-style-name="P1" svg:width="0.5cm" svg:height="0.5cm" svg:x="0.08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03cm" table:end-y="0.515cm" draw:z-index="260" draw:name="Grafik 12" draw:style-name="gr1" draw:text-style-name="P1" svg:width="0.5cm" svg:height="0.5cm" svg:x="0.079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028cm" table:end-y="0.515cm" draw:z-index="261" draw:name="Grafik 12" draw:style-name="gr1" draw:text-style-name="P1" svg:width="0.5cm" svg:height="0.5cm" svg:x="0.076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75cm" table:end-y="0.515cm" draw:z-index="218" draw:name="Grafik 5" draw:style-name="gr1" draw:text-style-name="P1" svg:width="0.4cm" svg:height="0.5cm" svg:x="0.075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74cm" table:end-y="0.515cm" draw:z-index="219" draw:name="Grafik 5" draw:style-name="gr1" draw:text-style-name="P1" svg:width="0.4cm" svg:height="0.5cm" svg:x="0.074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 office:value-type="string">
            <text:p>26:42</text:p>
          </table:table-cell>
          <table:table-cell office:value-type="float" office:value="21">
            <text:p>21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>
            <text:p>11</text:p>
          </table:table-cell>
          <table:table-cell>
            <draw:frame table:end-cell-address="Sheet1.D13" table:end-x="0.058cm" table:end-y="0.515cm" draw:z-index="22" draw:name="Grafik 3" draw:style-name="gr1" draw:text-style-name="P1" svg:width="0.5cm" svg:height="0.5cm" svg:x="0.107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057cm" table:end-y="0.515cm" draw:z-index="243" draw:name="Grafik 12" draw:style-name="gr1" draw:text-style-name="P1" svg:width="0.5cm" svg:height="0.5cm" svg:x="0.105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503cm" table:end-y="0.515cm" draw:z-index="200" draw:name="Grafik 5" draw:style-name="gr1" draw:text-style-name="P1" svg:width="0.4cm" svg:height="0.5cm" svg:x="0.103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054cm" table:end-y="0.515cm" draw:z-index="135" draw:name="Grafik 6" draw:style-name="gr1" draw:text-style-name="P1" svg:width="0.5cm" svg:height="0.5cm" svg:x="0.102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052cm" table:end-y="0.515cm" draw:z-index="246" draw:name="Grafik 12" draw:style-name="gr1" draw:text-style-name="P1" svg:width="0.5cm" svg:height="0.5cm" svg:x="0.101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549cm" table:end-y="0.515cm" draw:z-index="181" draw:name="Grafik 11" draw:style-name="gr1" draw:text-style-name="P1" svg:width="0.45cm" svg:height="0.5cm" svg:x="0.099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049cm" table:end-y="0.515cm" draw:z-index="138" draw:name="Grafik 6" draw:style-name="gr1" draw:text-style-name="P1" svg:width="0.5cm" svg:height="0.5cm" svg:x="0.097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048cm" table:end-y="0.515cm" draw:z-index="249" draw:name="Grafik 12" draw:style-name="gr1" draw:text-style-name="P1" svg:width="0.5cm" svg:height="0.5cm" svg:x="0.096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046cm" table:end-y="0.515cm" draw:z-index="250" draw:name="Grafik 12" draw:style-name="gr1" draw:text-style-name="P1" svg:width="0.5cm" svg:height="0.5cm" svg:x="0.095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044cm" table:end-y="0.515cm" draw:z-index="229" draw:name="Grafik 8" draw:style-name="gr1" draw:text-style-name="P1" svg:width="0.5cm" svg:height="0.5cm" svg:x="0.092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043cm" table:end-y="0.515cm" draw:z-index="230" draw:name="Grafik 8" draw:style-name="gr1" draw:text-style-name="P1" svg:width="0.5cm" svg:height="0.5cm" svg:x="0.091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041cm" table:end-y="0.515cm" draw:z-index="231" draw:name="Grafik 8" draw:style-name="gr1" draw:text-style-name="P1" svg:width="0.5cm" svg:height="0.5cm" svg:x="0.09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04cm" table:end-y="0.515cm" draw:z-index="232" draw:name="Grafik 8" draw:style-name="gr1" draw:text-style-name="P1" svg:width="0.5cm" svg:height="0.5cm" svg:x="0.088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038cm" table:end-y="0.515cm" draw:z-index="233" draw:name="Grafik 8" draw:style-name="gr1" draw:text-style-name="P1" svg:width="0.5cm" svg:height="0.5cm" svg:x="0.086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037cm" table:end-y="0.515cm" draw:z-index="234" draw:name="Grafik 8" draw:style-name="gr1" draw:text-style-name="P1" svg:width="0.5cm" svg:height="0.5cm" svg:x="0.085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035cm" table:end-y="0.515cm" draw:z-index="235" draw:name="Grafik 8" draw:style-name="gr1" draw:text-style-name="P1" svg:width="0.5cm" svg:height="0.5cm" svg:x="0.084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033cm" table:end-y="0.515cm" draw:z-index="236" draw:name="Grafik 8" draw:style-name="gr1" draw:text-style-name="P1" svg:width="0.5cm" svg:height="0.5cm" svg:x="0.081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032cm" table:end-y="0.515cm" draw:z-index="237" draw:name="Grafik 8" draw:style-name="gr1" draw:text-style-name="P1" svg:width="0.5cm" svg:height="0.5cm" svg:x="0.08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03cm" table:end-y="0.515cm" draw:z-index="238" draw:name="Grafik 8" draw:style-name="gr1" draw:text-style-name="P1" svg:width="0.5cm" svg:height="0.5cm" svg:x="0.079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76cm" table:end-y="0.515cm" draw:z-index="217" draw:name="Grafik 5" draw:style-name="gr1" draw:text-style-name="P1" svg:width="0.4cm" svg:height="0.5cm" svg:x="0.076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027cm" table:end-y="0.515cm" draw:z-index="240" draw:name="Grafik 8" draw:style-name="gr1" draw:text-style-name="P1" svg:width="0.5cm" svg:height="0.5cm" svg:x="0.075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026cm" table:end-y="0.515cm" draw:z-index="241" draw:name="Grafik 8" draw:style-name="gr1" draw:text-style-name="P1" svg:width="0.5cm" svg:height="0.5cm" svg:x="0.074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 office:value-type="string">
            <text:p>30:32</text:p>
          </table:table-cell>
          <table:table-cell office:value-type="float" office:value="18">
            <text:p>18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>
            <text:p>12</text:p>
          </table:table-cell>
          <table:table-cell>
            <draw:frame table:end-cell-address="Sheet1.C14" table:end-x="0.507cm" table:end-y="0.515cm" draw:z-index="198" draw:name="Grafik 5" draw:style-name="gr1" draw:text-style-name="P1" svg:width="0.4cm" svg:height="0.5cm" svg:x="0.107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007cm" table:end-y="0.515cm" draw:z-index="177" draw:name="Grafik 11" draw:style-name="gr1" draw:text-style-name="P1" svg:width="0.45cm" svg:height="0.5cm" svg:x="0.105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055cm" table:end-y="0.515cm" draw:z-index="222" draw:name="Grafik 8" draw:style-name="gr1" draw:text-style-name="P1" svg:width="0.5cm" svg:height="0.5cm" svg:x="0.103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054cm" table:end-y="0.515cm" draw:z-index="223" draw:name="Grafik 8" draw:style-name="gr1" draw:text-style-name="P1" svg:width="0.5cm" svg:height="0.5cm" svg:x="0.102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052cm" table:end-y="0.515cm" draw:z-index="224" draw:name="Grafik 8" draw:style-name="gr1" draw:text-style-name="P1" svg:width="0.5cm" svg:height="0.5cm" svg:x="0.101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051cm" table:end-y="0.515cm" draw:z-index="225" draw:name="Grafik 8" draw:style-name="gr1" draw:text-style-name="P1" svg:width="0.5cm" svg:height="0.5cm" svg:x="0.099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049cm" table:end-y="0.515cm" draw:z-index="226" draw:name="Grafik 8" draw:style-name="gr1" draw:text-style-name="P1" svg:width="0.5cm" svg:height="0.5cm" svg:x="0.097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048cm" table:end-y="0.515cm" draw:z-index="227" draw:name="Grafik 8" draw:style-name="gr1" draw:text-style-name="P1" svg:width="0.5cm" svg:height="0.5cm" svg:x="0.096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046cm" table:end-y="0.515cm" draw:z-index="228" draw:name="Grafik 8" draw:style-name="gr1" draw:text-style-name="P1" svg:width="0.5cm" svg:height="0.5cm" svg:x="0.095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492cm" table:end-y="0.515cm" draw:z-index="207" draw:name="Grafik 5" draw:style-name="gr1" draw:text-style-name="P1" svg:width="0.4cm" svg:height="0.5cm" svg:x="0.092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1cm" table:end-y="0.515cm" draw:z-index="208" draw:name="Grafik 5" draw:style-name="gr1" draw:text-style-name="P1" svg:width="0.4cm" svg:height="0.5cm" svg:x="0.091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9cm" table:end-y="0.515cm" draw:z-index="209" draw:name="Grafik 5" draw:style-name="gr1" draw:text-style-name="P1" svg:width="0.4cm" svg:height="0.5cm" svg:x="0.09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88cm" table:end-y="0.515cm" draw:z-index="210" draw:name="Grafik 5" draw:style-name="gr1" draw:text-style-name="P1" svg:width="0.4cm" svg:height="0.5cm" svg:x="0.088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86cm" table:end-y="0.515cm" draw:z-index="211" draw:name="Grafik 5" draw:style-name="gr1" draw:text-style-name="P1" svg:width="0.4cm" svg:height="0.5cm" svg:x="0.086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5cm" table:end-y="0.515cm" draw:z-index="212" draw:name="Grafik 5" draw:style-name="gr1" draw:text-style-name="P1" svg:width="0.4cm" svg:height="0.5cm" svg:x="0.085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4cm" table:end-y="0.515cm" draw:z-index="213" draw:name="Grafik 5" draw:style-name="gr1" draw:text-style-name="P1" svg:width="0.4cm" svg:height="0.5cm" svg:x="0.084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81cm" table:end-y="0.515cm" draw:z-index="214" draw:name="Grafik 5" draw:style-name="gr1" draw:text-style-name="P1" svg:width="0.4cm" svg:height="0.5cm" svg:x="0.081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cm" table:end-y="0.515cm" draw:z-index="215" draw:name="Grafik 5" draw:style-name="gr1" draw:text-style-name="P1" svg:width="0.4cm" svg:height="0.5cm" svg:x="0.08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79cm" table:end-y="0.515cm" draw:z-index="216" draw:name="Grafik 5" draw:style-name="gr1" draw:text-style-name="P1" svg:width="0.4cm" svg:height="0.5cm" svg:x="0.079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028cm" table:end-y="0.515cm" draw:z-index="239" draw:name="Grafik 8" draw:style-name="gr1" draw:text-style-name="P1" svg:width="0.5cm" svg:height="0.5cm" svg:x="0.076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027cm" table:end-y="0.515cm" draw:z-index="262" draw:name="Grafik 12" draw:style-name="gr1" draw:text-style-name="P1" svg:width="0.5cm" svg:height="0.5cm" svg:x="0.075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026cm" table:end-y="0.515cm" draw:z-index="263" draw:name="Grafik 12" draw:style-name="gr1" draw:text-style-name="P1" svg:width="0.5cm" svg:height="0.5cm" svg:x="0.074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 office:value-type="string">
            <text:p>17:34</text:p>
          </table:table-cell>
          <table:table-cell office:value-type="float" office:value="17">
            <text:p>17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Quali-Gruppe</text:p>
          </table:table-cell>
          <table:table-cell table:style-name="Default" table:number-columns-repeated="11"/>
          <table:table-cell table:number-columns-repeated="2"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1">
            <text:p>1</text:p>
          </table:table-cell>
          <table:table-cell>
            <draw:frame table:end-cell-address="Sheet1.P18" table:end-x="0.04cm" table:end-y="0.514cm" draw:z-index="270" draw:name="Grafik 4" draw:style-name="gr1" draw:text-style-name="P1" svg:width="0.5cm" svg:height="0.5cm" svg:x="0.088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038cm" table:end-y="0.514cm" draw:z-index="316" draw:name="Grafik 4" draw:style-name="gr1" draw:text-style-name="P1" svg:width="0.5cm" svg:height="0.5cm" svg:x="0.086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037cm" table:end-y="0.514cm" draw:z-index="317" draw:name="Grafik 4" draw:style-name="gr1" draw:text-style-name="P1" svg:width="0.5cm" svg:height="0.5cm" svg:x="0.085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035cm" table:end-y="0.514cm" draw:z-index="318" draw:name="Grafik 4" draw:style-name="gr1" draw:text-style-name="P1" svg:width="0.5cm" svg:height="0.5cm" svg:x="0.084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033cm" table:end-y="0.514cm" draw:z-index="319" draw:name="Grafik 4" draw:style-name="gr1" draw:text-style-name="P1" svg:width="0.5cm" svg:height="0.5cm" svg:x="0.081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032cm" table:end-y="0.514cm" draw:z-index="320" draw:name="Grafik 4" draw:style-name="gr1" draw:text-style-name="P1" svg:width="0.5cm" svg:height="0.5cm" svg:x="0.08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03cm" table:end-y="0.514cm" draw:z-index="321" draw:name="Grafik 4" draw:style-name="gr1" draw:text-style-name="P1" svg:width="0.5cm" svg:height="0.5cm" svg:x="0.079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028cm" table:end-y="0.514cm" draw:z-index="322" draw:name="Grafik 4" draw:style-name="gr1" draw:text-style-name="P1" svg:width="0.5cm" svg:height="0.5cm" svg:x="0.076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027cm" table:end-y="0.514cm" draw:z-index="323" draw:name="Grafik 4" draw:style-name="gr1" draw:text-style-name="P1" svg:width="0.5cm" svg:height="0.5cm" svg:x="0.075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026cm" table:end-y="0.514cm" draw:z-index="264" draw:name="Grafik 4" draw:style-name="gr1" draw:text-style-name="P1" svg:width="0.5cm" svg:height="0.5cm" svg:x="0.074cm" svg:y="0.014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 office:value-type="string">
            <text:p>48:44</text:p>
          </table:table-cell>
          <table:table-cell office:value-type="float" office:value="32">
            <text:p>32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2">
            <text:p>2</text:p>
          </table:table-cell>
          <table:table-cell>
            <draw:frame table:end-cell-address="Sheet1.P19" table:end-x="0.04cm" table:end-y="0.515cm" draw:z-index="271" draw:name="Grafik 6" draw:style-name="gr1" draw:text-style-name="P1" svg:width="0.5cm" svg:height="0.5cm" svg:x="0.088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038cm" table:end-y="0.515cm" draw:z-index="300" draw:name="Grafik 6" draw:style-name="gr1" draw:text-style-name="P1" svg:width="0.5cm" svg:height="0.5cm" svg:x="0.086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037cm" table:end-y="0.515cm" draw:z-index="301" draw:name="Grafik 6" draw:style-name="gr1" draw:text-style-name="P1" svg:width="0.5cm" svg:height="0.5cm" svg:x="0.085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035cm" table:end-y="0.515cm" draw:z-index="303" draw:name="Grafik 6" draw:style-name="gr1" draw:text-style-name="P1" svg:width="0.5cm" svg:height="0.5cm" svg:x="0.084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033cm" table:end-y="0.515cm" draw:z-index="302" draw:name="Grafik 6" draw:style-name="gr1" draw:text-style-name="P1" svg:width="0.5cm" svg:height="0.5cm" svg:x="0.081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032cm" table:end-y="0.515cm" draw:z-index="304" draw:name="Grafik 6" draw:style-name="gr1" draw:text-style-name="P1" svg:width="0.5cm" svg:height="0.5cm" svg:x="0.08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03cm" table:end-y="0.515cm" draw:z-index="305" draw:name="Grafik 6" draw:style-name="gr1" draw:text-style-name="P1" svg:width="0.5cm" svg:height="0.5cm" svg:x="0.079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028cm" table:end-y="0.515cm" draw:z-index="306" draw:name="Grafik 6" draw:style-name="gr1" draw:text-style-name="P1" svg:width="0.5cm" svg:height="0.5cm" svg:x="0.076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027cm" table:end-y="0.515cm" draw:z-index="307" draw:name="Grafik 6" draw:style-name="gr1" draw:text-style-name="P1" svg:width="0.5cm" svg:height="0.5cm" svg:x="0.075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026cm" table:end-y="0.515cm" draw:z-index="265" draw:name="Grafik 8" draw:style-name="gr1" draw:text-style-name="P1" svg:width="0.5cm" svg:height="0.5cm" svg:x="0.074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 office:value-type="string">
            <text:p>48:44</text:p>
          </table:table-cell>
          <table:table-cell office:value-type="float" office:value="28">
            <text:p>28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3">
            <text:p>3</text:p>
          </table:table-cell>
          <table:table-cell>
            <draw:frame table:end-cell-address="Sheet1.O20" table:end-x="0.538cm" table:end-y="0.515cm" draw:z-index="272" draw:name="Grafik 11" draw:style-name="gr1" draw:text-style-name="P1" svg:width="0.45cm" svg:height="0.5cm" svg:x="0.088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038cm" table:end-y="0.515cm" draw:z-index="308" draw:name="Grafik 8" draw:style-name="gr1" draw:text-style-name="P1" svg:width="0.5cm" svg:height="0.5cm" svg:x="0.086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037cm" table:end-y="0.515cm" draw:z-index="309" draw:name="Grafik 8" draw:style-name="gr1" draw:text-style-name="P1" svg:width="0.5cm" svg:height="0.5cm" svg:x="0.085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035cm" table:end-y="0.515cm" draw:z-index="310" draw:name="Grafik 8" draw:style-name="gr1" draw:text-style-name="P1" svg:width="0.5cm" svg:height="0.5cm" svg:x="0.084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033cm" table:end-y="0.515cm" draw:z-index="311" draw:name="Grafik 8" draw:style-name="gr1" draw:text-style-name="P1" svg:width="0.5cm" svg:height="0.5cm" svg:x="0.081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032cm" table:end-y="0.515cm" draw:z-index="312" draw:name="Grafik 8" draw:style-name="gr1" draw:text-style-name="P1" svg:width="0.5cm" svg:height="0.5cm" svg:x="0.08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03cm" table:end-y="0.515cm" draw:z-index="313" draw:name="Grafik 8" draw:style-name="gr1" draw:text-style-name="P1" svg:width="0.5cm" svg:height="0.5cm" svg:x="0.079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028cm" table:end-y="0.515cm" draw:z-index="314" draw:name="Grafik 8" draw:style-name="gr1" draw:text-style-name="P1" svg:width="0.5cm" svg:height="0.5cm" svg:x="0.076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027cm" table:end-y="0.515cm" draw:z-index="315" draw:name="Grafik 8" draw:style-name="gr1" draw:text-style-name="P1" svg:width="0.5cm" svg:height="0.5cm" svg:x="0.075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026cm" table:end-y="0.515cm" draw:z-index="266" draw:name="Grafik 6" draw:style-name="gr1" draw:text-style-name="P1" svg:width="0.5cm" svg:height="0.5cm" svg:x="0.074cm" svg:y="0.015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 office:value-type="string">
            <text:p>41:48</text:p>
          </table:table-cell>
          <table:table-cell office:value-type="float" office:value="28">
            <text:p>28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4">
            <text:p>4</text:p>
          </table:table-cell>
          <table:table-cell>
            <draw:frame table:end-cell-address="Sheet1.P21" table:end-x="0.04cm" table:end-y="0.515cm" draw:z-index="275" draw:name="Grafik 8" draw:style-name="gr1" draw:text-style-name="P1" svg:width="0.5cm" svg:height="0.5cm" svg:x="0.088cm" svg:y="0.015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536cm" table:end-y="0.515cm" draw:z-index="284" draw:name="Grafik 11" draw:style-name="gr1" draw:text-style-name="P1" svg:width="0.45cm" svg:height="0.5cm" svg:x="0.086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85cm" table:end-y="0.515cm" draw:z-index="293" draw:name="Grafik 5" draw:style-name="gr1" draw:text-style-name="P1" svg:width="0.4cm" svg:height="0.5cm" svg:x="0.085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84cm" table:end-y="0.515cm" draw:z-index="294" draw:name="Grafik 5" draw:style-name="gr1" draw:text-style-name="P1" svg:width="0.4cm" svg:height="0.5cm" svg:x="0.084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81cm" table:end-y="0.515cm" draw:z-index="295" draw:name="Grafik 5" draw:style-name="gr1" draw:text-style-name="P1" svg:width="0.4cm" svg:height="0.5cm" svg:x="0.081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8cm" table:end-y="0.515cm" draw:z-index="296" draw:name="Grafik 5" draw:style-name="gr1" draw:text-style-name="P1" svg:width="0.4cm" svg:height="0.5cm" svg:x="0.08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79cm" table:end-y="0.515cm" draw:z-index="297" draw:name="Grafik 5" draw:style-name="gr1" draw:text-style-name="P1" svg:width="0.4cm" svg:height="0.5cm" svg:x="0.079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526cm" table:end-y="0.515cm" draw:z-index="290" draw:name="Grafik 11" draw:style-name="gr1" draw:text-style-name="P1" svg:width="0.45cm" svg:height="0.5cm" svg:x="0.076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75cm" table:end-y="0.515cm" draw:z-index="299" draw:name="Grafik 5" draw:style-name="gr1" draw:text-style-name="P1" svg:width="0.4cm" svg:height="0.5cm" svg:x="0.075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74cm" table:end-y="0.515cm" draw:z-index="267" draw:name="Grafik 5" draw:style-name="gr1" draw:text-style-name="P1" svg:width="0.4cm" svg:height="0.5cm" svg:x="0.074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 office:value-type="string">
            <text:p>42:62</text:p>
          </table:table-cell>
          <table:table-cell office:value-type="float" office:value="22">
            <text:p>22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5">
            <text:p>5</text:p>
          </table:table-cell>
          <table:table-cell>
            <draw:frame table:end-cell-address="Sheet1.P22" table:end-x="0.04cm" table:end-y="0.515cm" draw:z-index="274" draw:name="Grafik 12" draw:style-name="gr1" draw:text-style-name="P1" svg:width="0.5cm" svg:height="0.5cm" svg:x="0.088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Q22" table:end-x="0.038cm" table:end-y="0.515cm" draw:z-index="276" draw:name="Grafik 12" draw:style-name="gr1" draw:text-style-name="P1" svg:width="0.5cm" svg:height="0.5cm" svg:x="0.086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Q22" table:end-x="0.535cm" table:end-y="0.515cm" draw:z-index="285" draw:name="Grafik 11" draw:style-name="gr1" draw:text-style-name="P1" svg:width="0.45cm" svg:height="0.5cm" svg:x="0.085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R22" table:end-x="0.534cm" table:end-y="0.515cm" draw:z-index="286" draw:name="Grafik 11" draw:style-name="gr1" draw:text-style-name="P1" svg:width="0.45cm" svg:height="0.5cm" svg:x="0.084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S22" table:end-x="0.531cm" table:end-y="0.515cm" draw:z-index="287" draw:name="Grafik 11" draw:style-name="gr1" draw:text-style-name="P1" svg:width="0.45cm" svg:height="0.5cm" svg:x="0.081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T22" table:end-x="0.53cm" table:end-y="0.515cm" draw:z-index="288" draw:name="Grafik 11" draw:style-name="gr1" draw:text-style-name="P1" svg:width="0.45cm" svg:height="0.5cm" svg:x="0.08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V22" table:end-x="0.03cm" table:end-y="0.515cm" draw:z-index="278" draw:name="Grafik 12" draw:style-name="gr1" draw:text-style-name="P1" svg:width="0.5cm" svg:height="0.5cm" svg:x="0.079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V22" table:end-x="0.476cm" table:end-y="0.515cm" draw:z-index="298" draw:name="Grafik 5" draw:style-name="gr1" draw:text-style-name="P1" svg:width="0.4cm" svg:height="0.5cm" svg:x="0.076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W22" table:end-x="0.525cm" table:end-y="0.515cm" draw:z-index="291" draw:name="Grafik 11" draw:style-name="gr1" draw:text-style-name="P1" svg:width="0.45cm" svg:height="0.5cm" svg:x="0.075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X22" table:end-x="0.524cm" table:end-y="0.515cm" draw:z-index="268" draw:name="Grafik 11" draw:style-name="gr1" draw:text-style-name="P1" svg:width="0.45cm" svg:height="0.5cm" svg:x="0.074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 office:value-type="string">
            <text:p>48:66</text:p>
          </table:table-cell>
          <table:table-cell office:value-type="float" office:value="22">
            <text:p>22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6">
            <text:p>6</text:p>
          </table:table-cell>
          <table:table-cell>
            <draw:frame table:end-cell-address="Sheet1.O23" table:end-x="0.488cm" table:end-y="0.515cm" draw:z-index="273" draw:name="Grafik 5" draw:style-name="gr1" draw:text-style-name="P1" svg:width="0.4cm" svg:height="0.5cm" svg:x="0.088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P23" table:end-x="0.486cm" table:end-y="0.515cm" draw:z-index="292" draw:name="Grafik 5" draw:style-name="gr1" draw:text-style-name="P1" svg:width="0.4cm" svg:height="0.5cm" svg:x="0.086cm" svg:y="0.015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Sheet1.R23" table:end-x="0.037cm" table:end-y="0.515cm" draw:z-index="277" draw:name="Grafik 12" draw:style-name="gr1" draw:text-style-name="P1" svg:width="0.5cm" svg:height="0.5cm" svg:x="0.085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S23" table:end-x="0.035cm" table:end-y="0.515cm" draw:z-index="279" draw:name="Grafik 12" draw:style-name="gr1" draw:text-style-name="P1" svg:width="0.5cm" svg:height="0.5cm" svg:x="0.084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T23" table:end-x="0.033cm" table:end-y="0.515cm" draw:z-index="280" draw:name="Grafik 12" draw:style-name="gr1" draw:text-style-name="P1" svg:width="0.5cm" svg:height="0.5cm" svg:x="0.081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U23" table:end-x="0.032cm" table:end-y="0.515cm" draw:z-index="281" draw:name="Grafik 12" draw:style-name="gr1" draw:text-style-name="P1" svg:width="0.5cm" svg:height="0.5cm" svg:x="0.08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U23" table:end-x="0.529cm" table:end-y="0.515cm" draw:z-index="289" draw:name="Grafik 11" draw:style-name="gr1" draw:text-style-name="P1" svg:width="0.45cm" svg:height="0.5cm" svg:x="0.079cm" svg:y="0.015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Sheet1.W23" table:end-x="0.028cm" table:end-y="0.515cm" draw:z-index="282" draw:name="Grafik 12" draw:style-name="gr1" draw:text-style-name="P1" svg:width="0.5cm" svg:height="0.5cm" svg:x="0.076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X23" table:end-x="0.027cm" table:end-y="0.515cm" draw:z-index="283" draw:name="Grafik 12" draw:style-name="gr1" draw:text-style-name="P1" svg:width="0.5cm" svg:height="0.5cm" svg:x="0.075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>
            <draw:frame table:end-cell-address="Sheet1.Y23" table:end-x="0.026cm" table:end-y="0.515cm" draw:z-index="269" draw:name="Grafik 12" draw:style-name="gr1" draw:text-style-name="P1" svg:width="0.5cm" svg:height="0.5cm" svg:x="0.074cm" svg:y="0.015cm">
              <draw:image xlink:href="Pictures/10000201000007D0000007D0D5FDEC27.png" xlink:type="simple" xlink:show="embed" xlink:actuate="onLoad">
                <text:p/>
              </draw:image>
            </draw:frame>
          </table:table-cell>
          <table:table-cell office:value-type="string">
            <text:p>32:51</text:p>
          </table:table-cell>
          <table:table-cell office:value-type="float" office:value="20">
            <text:p>20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eister-Gruppe</text:p>
          </table:table-cell>
          <table:table-cell table:style-name="Default" table:number-columns-repeated="11"/>
          <table:table-cell table:number-columns-repeated="2"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1">
            <text:p>1</text:p>
          </table:table-cell>
          <table:table-cell>
            <draw:frame table:end-cell-address="Sheet1.P27" table:end-x="0.04cm" table:end-y="0.315cm" draw:z-index="330" draw:name="Grafik 1" draw:style-name="gr1" draw:text-style-name="P1" svg:width="0.5cm" svg:height="0.3cm" svg:x="0.088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Q27" table:end-x="0.038cm" table:end-y="0.315cm" draw:z-index="376" draw:name="Grafik 1" draw:style-name="gr1" draw:text-style-name="P1" svg:width="0.5cm" svg:height="0.3cm" svg:x="0.086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R27" table:end-x="0.037cm" table:end-y="0.315cm" draw:z-index="377" draw:name="Grafik 1" draw:style-name="gr1" draw:text-style-name="P1" svg:width="0.5cm" svg:height="0.3cm" svg:x="0.085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S27" table:end-x="0.035cm" table:end-y="0.315cm" draw:z-index="378" draw:name="Grafik 1" draw:style-name="gr1" draw:text-style-name="P1" svg:width="0.5cm" svg:height="0.3cm" svg:x="0.084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T27" table:end-x="0.033cm" table:end-y="0.315cm" draw:z-index="379" draw:name="Grafik 1" draw:style-name="gr1" draw:text-style-name="P1" svg:width="0.5cm" svg:height="0.3cm" svg:x="0.081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U27" table:end-x="0.032cm" table:end-y="0.315cm" draw:z-index="380" draw:name="Grafik 1" draw:style-name="gr1" draw:text-style-name="P1" svg:width="0.5cm" svg:height="0.3cm" svg:x="0.08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V27" table:end-x="0.03cm" table:end-y="0.315cm" draw:z-index="381" draw:name="Grafik 1" draw:style-name="gr1" draw:text-style-name="P1" svg:width="0.5cm" svg:height="0.3cm" svg:x="0.079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W27" table:end-x="0.028cm" table:end-y="0.315cm" draw:z-index="382" draw:name="Grafik 1" draw:style-name="gr1" draw:text-style-name="P1" svg:width="0.5cm" svg:height="0.3cm" svg:x="0.076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X27" table:end-x="0.027cm" table:end-y="0.315cm" draw:z-index="383" draw:name="Grafik 1" draw:style-name="gr1" draw:text-style-name="P1" svg:width="0.5cm" svg:height="0.3cm" svg:x="0.075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Sheet1.Y27" table:end-x="0.026cm" table:end-y="0.315cm" draw:z-index="324" draw:name="Grafik 1" draw:style-name="gr1" draw:text-style-name="P1" svg:width="0.5cm" svg:height="0.3cm" svg:x="0.074cm" svg:y="0.015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 office:value-type="string">
            <text:p>79:27</text:p>
          </table:table-cell>
          <table:table-cell office:value-type="float" office:value="52">
            <text:p>52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2">
            <text:p>2</text:p>
          </table:table-cell>
          <table:table-cell>
            <draw:frame table:end-cell-address="Sheet1.P28" table:end-x="0.04cm" table:end-y="0.515cm" draw:z-index="331" draw:name="Grafik 3" draw:style-name="gr1" draw:text-style-name="P1" svg:width="0.5cm" svg:height="0.5cm" svg:x="0.088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Q28" table:end-x="0.038cm" table:end-y="0.515cm" draw:z-index="368" draw:name="Grafik 3" draw:style-name="gr1" draw:text-style-name="P1" svg:width="0.5cm" svg:height="0.5cm" svg:x="0.086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R28" table:end-x="0.037cm" table:end-y="0.515cm" draw:z-index="369" draw:name="Grafik 3" draw:style-name="gr1" draw:text-style-name="P1" svg:width="0.5cm" svg:height="0.5cm" svg:x="0.085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S28" table:end-x="0.035cm" table:end-y="0.515cm" draw:z-index="370" draw:name="Grafik 3" draw:style-name="gr1" draw:text-style-name="P1" svg:width="0.5cm" svg:height="0.5cm" svg:x="0.084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T28" table:end-x="0.033cm" table:end-y="0.515cm" draw:z-index="371" draw:name="Grafik 3" draw:style-name="gr1" draw:text-style-name="P1" svg:width="0.5cm" svg:height="0.5cm" svg:x="0.081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U28" table:end-x="0.032cm" table:end-y="0.515cm" draw:z-index="372" draw:name="Grafik 3" draw:style-name="gr1" draw:text-style-name="P1" svg:width="0.5cm" svg:height="0.5cm" svg:x="0.08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V28" table:end-x="0.03cm" table:end-y="0.515cm" draw:z-index="373" draw:name="Grafik 3" draw:style-name="gr1" draw:text-style-name="P1" svg:width="0.5cm" svg:height="0.5cm" svg:x="0.079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W28" table:end-x="0.028cm" table:end-y="0.515cm" draw:z-index="374" draw:name="Grafik 3" draw:style-name="gr1" draw:text-style-name="P1" svg:width="0.5cm" svg:height="0.5cm" svg:x="0.076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X28" table:end-x="0.027cm" table:end-y="0.515cm" draw:z-index="375" draw:name="Grafik 3" draw:style-name="gr1" draw:text-style-name="P1" svg:width="0.5cm" svg:height="0.5cm" svg:x="0.075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Sheet1.Y28" table:end-x="0.026cm" table:end-y="0.515cm" draw:z-index="325" draw:name="Grafik 3" draw:style-name="gr1" draw:text-style-name="P1" svg:width="0.5cm" svg:height="0.5cm" svg:x="0.074cm" svg:y="0.015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 office:value-type="string">
            <text:p>59:31</text:p>
          </table:table-cell>
          <table:table-cell office:value-type="float" office:value="40">
            <text:p>40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3">
            <text:p>3</text:p>
          </table:table-cell>
          <table:table-cell>
            <draw:frame table:end-cell-address="Sheet1.P29" table:end-x="0.04cm" table:end-y="0.515cm" draw:z-index="332" draw:name="Grafik 10" draw:style-name="gr1" draw:text-style-name="P1" svg:width="0.5cm" svg:height="0.5cm" svg:x="0.088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Q29" table:end-x="0.038cm" table:end-y="0.365cm" draw:z-index="352" draw:name="Grafik 2" draw:style-name="gr1" draw:text-style-name="P1" svg:width="0.5cm" svg:height="0.35cm" svg:x="0.086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R29" table:end-x="0.037cm" table:end-y="0.515cm" draw:z-index="361" draw:name="Grafik 9" draw:style-name="gr1" draw:text-style-name="P1" svg:width="0.5cm" svg:height="0.5cm" svg:x="0.085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S29" table:end-x="0.035cm" table:end-y="0.515cm" draw:z-index="362" draw:name="Grafik 9" draw:style-name="gr1" draw:text-style-name="P1" svg:width="0.5cm" svg:height="0.5cm" svg:x="0.084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T29" table:end-x="0.033cm" table:end-y="0.515cm" draw:z-index="363" draw:name="Grafik 9" draw:style-name="gr1" draw:text-style-name="P1" svg:width="0.5cm" svg:height="0.5cm" svg:x="0.081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U29" table:end-x="0.032cm" table:end-y="0.515cm" draw:z-index="364" draw:name="Grafik 9" draw:style-name="gr1" draw:text-style-name="P1" svg:width="0.5cm" svg:height="0.5cm" svg:x="0.08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V29" table:end-x="0.03cm" table:end-y="0.515cm" draw:z-index="365" draw:name="Grafik 9" draw:style-name="gr1" draw:text-style-name="P1" svg:width="0.5cm" svg:height="0.5cm" svg:x="0.079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W29" table:end-x="0.028cm" table:end-y="0.515cm" draw:z-index="366" draw:name="Grafik 9" draw:style-name="gr1" draw:text-style-name="P1" svg:width="0.5cm" svg:height="0.5cm" svg:x="0.076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X29" table:end-x="0.027cm" table:end-y="0.515cm" draw:z-index="367" draw:name="Grafik 9" draw:style-name="gr1" draw:text-style-name="P1" svg:width="0.5cm" svg:height="0.5cm" svg:x="0.075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Y29" table:end-x="0.026cm" table:end-y="0.515cm" draw:z-index="326" draw:name="Grafik 9" draw:style-name="gr1" draw:text-style-name="P1" svg:width="0.5cm" svg:height="0.5cm" svg:x="0.074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 office:value-type="string">
            <text:p>47:47</text:p>
          </table:table-cell>
          <table:table-cell office:value-type="float" office:value="31">
            <text:p>31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4">
            <text:p>4</text:p>
          </table:table-cell>
          <table:table-cell>
            <draw:frame table:end-cell-address="Sheet1.P30" table:end-x="0.04cm" table:end-y="0.365cm" draw:z-index="333" draw:name="Grafik 2" draw:style-name="gr1" draw:text-style-name="P1" svg:width="0.5cm" svg:height="0.35cm" svg:x="0.088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Q30" table:end-x="0.038cm" table:end-y="0.515cm" draw:z-index="360" draw:name="Grafik 9" draw:style-name="gr1" draw:text-style-name="P1" svg:width="0.5cm" svg:height="0.5cm" svg:x="0.086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R30" table:end-x="0.037cm" table:end-y="0.515cm" draw:z-index="345" draw:name="Grafik 10" draw:style-name="gr1" draw:text-style-name="P1" svg:width="0.5cm" svg:height="0.5cm" svg:x="0.085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S30" table:end-x="0.035cm" table:end-y="0.515cm" draw:z-index="346" draw:name="Grafik 10" draw:style-name="gr1" draw:text-style-name="P1" svg:width="0.5cm" svg:height="0.5cm" svg:x="0.084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T30" table:end-x="0.033cm" table:end-y="0.365cm" draw:z-index="355" draw:name="Grafik 2" draw:style-name="gr1" draw:text-style-name="P1" svg:width="0.5cm" svg:height="0.35cm" svg:x="0.081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U30" table:end-x="0.032cm" table:end-y="0.365cm" draw:z-index="356" draw:name="Grafik 2" draw:style-name="gr1" draw:text-style-name="P1" svg:width="0.5cm" svg:height="0.35cm" svg:x="0.08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V30" table:end-x="0.03cm" table:end-y="0.365cm" draw:z-index="357" draw:name="Grafik 2" draw:style-name="gr1" draw:text-style-name="P1" svg:width="0.5cm" svg:height="0.35cm" svg:x="0.079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W30" table:end-x="0.028cm" table:end-y="0.365cm" draw:z-index="358" draw:name="Grafik 2" draw:style-name="gr1" draw:text-style-name="P1" svg:width="0.5cm" svg:height="0.35cm" svg:x="0.076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W30" table:end-x="0.475cm" table:end-y="0.515cm" draw:z-index="343" draw:name="Grafik 7" draw:style-name="gr1" draw:text-style-name="P1" svg:width="0.4cm" svg:height="0.5cm" svg:x="0.075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X30" table:end-x="0.474cm" table:end-y="0.515cm" draw:z-index="327" draw:name="Grafik 7" draw:style-name="gr1" draw:text-style-name="P1" svg:width="0.4cm" svg:height="0.5cm" svg:x="0.074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 office:value-type="string">
            <text:p>45:48</text:p>
          </table:table-cell>
          <table:table-cell office:value-type="float" office:value="27">
            <text:p>27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5">
            <text:p>5</text:p>
          </table:table-cell>
          <table:table-cell>
            <draw:frame table:end-cell-address="Sheet1.P31" table:end-x="0.04cm" table:end-y="0.515cm" draw:z-index="334" draw:name="Grafik 9" draw:style-name="gr1" draw:text-style-name="P1" svg:width="0.5cm" svg:height="0.5cm" svg:x="0.088cm" svg:y="0.015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Sheet1.Q31" table:end-x="0.038cm" table:end-y="0.515cm" draw:z-index="344" draw:name="Grafik 10" draw:style-name="gr1" draw:text-style-name="P1" svg:width="0.5cm" svg:height="0.5cm" svg:x="0.086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R31" table:end-x="0.037cm" table:end-y="0.365cm" draw:z-index="353" draw:name="Grafik 2" draw:style-name="gr1" draw:text-style-name="P1" svg:width="0.5cm" svg:height="0.35cm" svg:x="0.085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S31" table:end-x="0.035cm" table:end-y="0.365cm" draw:z-index="354" draw:name="Grafik 2" draw:style-name="gr1" draw:text-style-name="P1" svg:width="0.5cm" svg:height="0.35cm" svg:x="0.084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T31" table:end-x="0.033cm" table:end-y="0.515cm" draw:z-index="347" draw:name="Grafik 10" draw:style-name="gr1" draw:text-style-name="P1" svg:width="0.5cm" svg:height="0.5cm" svg:x="0.081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T31" table:end-x="0.48cm" table:end-y="0.515cm" draw:z-index="337" draw:name="Grafik 7" draw:style-name="gr1" draw:text-style-name="P1" svg:width="0.4cm" svg:height="0.5cm" svg:x="0.08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U31" table:end-x="0.479cm" table:end-y="0.515cm" draw:z-index="341" draw:name="Grafik 7" draw:style-name="gr1" draw:text-style-name="P1" svg:width="0.4cm" svg:height="0.5cm" svg:x="0.079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V31" table:end-x="0.476cm" table:end-y="0.515cm" draw:z-index="342" draw:name="Grafik 7" draw:style-name="gr1" draw:text-style-name="P1" svg:width="0.4cm" svg:height="0.5cm" svg:x="0.076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X31" table:end-x="0.027cm" table:end-y="0.365cm" draw:z-index="359" draw:name="Grafik 2" draw:style-name="gr1" draw:text-style-name="P1" svg:width="0.5cm" svg:height="0.35cm" svg:x="0.075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Sheet1.Y31" table:end-x="0.026cm" table:end-y="0.365cm" draw:z-index="328" draw:name="Grafik 2" draw:style-name="gr1" draw:text-style-name="P1" svg:width="0.5cm" svg:height="0.35cm" svg:x="0.074cm" svg:y="0.015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 office:value-type="string">
            <text:p>37:40</text:p>
          </table:table-cell>
          <table:table-cell office:value-type="float" office:value="24">
            <text:p>24</text:p>
          </table:table-cell>
          <table:table-cell table:number-columns-repeated="998"/>
        </table:table-row>
        <table:table-row table:style-name="ro2">
          <table:table-cell/>
          <table:table-cell table:style-name="Default" table:number-columns-repeated="11"/>
          <table:table-cell/>
          <table:table-cell office:value-type="float" office:value="6">
            <text:p>6</text:p>
          </table:table-cell>
          <table:table-cell>
            <draw:frame table:end-cell-address="Sheet1.O32" table:end-x="0.488cm" table:end-y="0.515cm" draw:z-index="335" draw:name="Grafik 7" draw:style-name="gr1" draw:text-style-name="P1" svg:width="0.4cm" svg:height="0.5cm" svg:x="0.088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P32" table:end-x="0.486cm" table:end-y="0.515cm" draw:z-index="336" draw:name="Grafik 7" draw:style-name="gr1" draw:text-style-name="P1" svg:width="0.4cm" svg:height="0.5cm" svg:x="0.086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Q32" table:end-x="0.485cm" table:end-y="0.515cm" draw:z-index="338" draw:name="Grafik 7" draw:style-name="gr1" draw:text-style-name="P1" svg:width="0.4cm" svg:height="0.5cm" svg:x="0.085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R32" table:end-x="0.484cm" table:end-y="0.515cm" draw:z-index="339" draw:name="Grafik 7" draw:style-name="gr1" draw:text-style-name="P1" svg:width="0.4cm" svg:height="0.5cm" svg:x="0.084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S32" table:end-x="0.481cm" table:end-y="0.515cm" draw:z-index="340" draw:name="Grafik 7" draw:style-name="gr1" draw:text-style-name="P1" svg:width="0.4cm" svg:height="0.5cm" svg:x="0.081cm" svg:y="0.015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Sheet1.U32" table:end-x="0.032cm" table:end-y="0.515cm" draw:z-index="348" draw:name="Grafik 10" draw:style-name="gr1" draw:text-style-name="P1" svg:width="0.5cm" svg:height="0.5cm" svg:x="0.08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V32" table:end-x="0.03cm" table:end-y="0.515cm" draw:z-index="349" draw:name="Grafik 10" draw:style-name="gr1" draw:text-style-name="P1" svg:width="0.5cm" svg:height="0.5cm" svg:x="0.079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W32" table:end-x="0.028cm" table:end-y="0.515cm" draw:z-index="350" draw:name="Grafik 10" draw:style-name="gr1" draw:text-style-name="P1" svg:width="0.5cm" svg:height="0.5cm" svg:x="0.076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X32" table:end-x="0.027cm" table:end-y="0.515cm" draw:z-index="351" draw:name="Grafik 10" draw:style-name="gr1" draw:text-style-name="P1" svg:width="0.5cm" svg:height="0.5cm" svg:x="0.075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Sheet1.Y32" table:end-x="0.026cm" table:end-y="0.515cm" draw:z-index="329" draw:name="Grafik 10" draw:style-name="gr1" draw:text-style-name="P1" svg:width="0.5cm" svg:height="0.5cm" svg:x="0.074cm" svg:y="0.015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 office:value-type="string">
            <text:p>32:50</text:p>
          </table:table-cell>
          <table:table-cell office:value-type="float" office:value="21">
            <text:p>21</text:p>
          </table:table-cell>
          <table:table-cell table:number-columns-repeated="99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19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17S</meta:editing-duration>
    <meta:editing-cycles>34</meta:editing-cycles>
    <meta:generator>OpenOffice/4.1.5$Win32 OpenOffice.org_project/415m1$Build-9789</meta:generator>
    <dc:date>2019-05-28T19:53:35.13</dc:date>
    <meta:document-statistic meta:table-count="3" meta:cell-count="123" meta:object-count="384"/>
    <meta:user-defined meta:name="Info 1"/>
    <meta:user-defined meta:name="Info 2"/>
    <meta:user-defined meta:name="Info 3"/>
    <meta:user-defined meta:name="Info 4"/>
  </office:meta>
</office:document-meta>
</file>